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9382in"/>
    </style:style>
    <style:style style:name="co2" style:family="table-column">
      <style:table-column-properties fo:break-before="auto" style:column-width="0.8835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075in"/>
    </style:style>
    <style:style style:name="co6" style:family="table-column">
      <style:table-column-properties fo:break-before="auto" style:column-width="0.628in"/>
    </style:style>
    <style:style style:name="co7" style:family="table-column">
      <style:table-column-properties fo:break-before="auto" style:column-width="0.6689in"/>
    </style:style>
    <style:style style:name="co8" style:family="table-column">
      <style:table-column-properties fo:break-before="auto" style:column-width="0.886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0.0921in" svg:y="2.2661in">
            <draw:object draw:notify-on-update-of-ranges="Sheet1.B1:Sheet1.B1 Sheet1.B2:Sheet1.B5 Sheet1.E1:Sheet1.E1 Sheet1.E2:Sheet1.E5 Sheet1.F1:Sheet1.F1 Sheet1.F2:Sheet1.F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6.4492in" svg:y="2.2976in">
            <draw:object draw:notify-on-update-of-ranges="Sheet1.B1:Sheet1.B1 Sheet1.B2:Sheet1.B5 Sheet1.C1:Sheet1.C1 Sheet1.C2:Sheet1.C5 Sheet1.D1:Sheet1.D1 Sheet1.D2:Sheet1.D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0.3098in" svg:y="10.0598in">
            <draw:object draw:notify-on-update-of-ranges="Sheet1.C37:Sheet1.C37 Sheet1.C38:Sheet1.C40 Sheet1.D37:Sheet1.D37 Sheet1.D38:Sheet1.D40 Sheet1.E37:Sheet1.E37 Sheet1.E38:Sheet1.E4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88in" svg:height="3.5429in" svg:x="6.7331in" svg:y="10.1091in">
            <draw:object draw:notify-on-update-of-ranges="Sheet1.C43:Sheet1.C43 Sheet1.C44:Sheet1.C46 Sheet1.D43:Sheet1.D43 Sheet1.D44:Sheet1.D46 Sheet1.E43:Sheet1.E43 Sheet1.E44:Sheet1.E4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6.2988in" svg:height="3.5429in" svg:x="0.2441in" svg:y="13.8457in">
            <draw:object draw:notify-on-update-of-ranges="Sheet1.C49:Sheet1.C49 Sheet1.C50:Sheet1.C52 Sheet1.D49:Sheet1.D49 Sheet1.D50:Sheet1.D52 Sheet1.E49:Sheet1.E49 Sheet1.E50:Sheet1.E5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6.2988in" svg:height="3.5429in" svg:x="0.2094in" svg:y="18.4933in">
            <draw:object draw:notify-on-update-of-ranges="Sheet1.B106:Sheet1.B106 Sheet1.B107:Sheet1.B109 Sheet1.C106:Sheet1.C106 Sheet1.C107:Sheet1.C10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6.2988in" svg:height="3.5429in" svg:x="6.6992in" svg:y="18.5878in">
            <draw:object draw:notify-on-update-of-ranges="Sheet1.B106:Sheet1.B106 Sheet1.B107:Sheet1.B109 Sheet1.D106:Sheet1.D106 Sheet1.D107:Sheet1.D109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/>
          <table:table-cell/>
          <table:table-cell office:value-type="string">
            <text:p>Read-One thread</text:p>
          </table:table-cell>
          <table:table-cell office:value-type="string">
            <text:p>Read-Thread</text:p>
          </table:table-cell>
          <table:table-cell office:value-type="string">
            <text:p>Write</text:p>
          </table:table-cell>
          <table:table-cell office:value-type="string">
            <text:p>Write-thread</text:p>
          </table:table-cell>
        </table:table-row>
        <table:table-row table:style-name="ro1">
          <table:table-cell office:value-type="string">
            <text:p>DISKBENCH</text:p>
          </table:table-cell>
          <table:table-cell office:value-type="string">
            <text:p>1B</text:p>
          </table:table-cell>
          <table:table-cell table:formula="of:=[.C7]/1024/1024" office:value-type="float" office:value="1531.13939798111">
            <text:p>1531.1393979811</text:p>
          </table:table-cell>
          <table:table-cell table:formula="of:=[.D7]/1024/1024" office:value-type="float" office:value="1921.46391532049">
            <text:p>1921.4639153205</text:p>
          </table:table-cell>
          <table:table-cell table:formula="of:=[.E7]/1024/1024" office:value-type="float" office:value="732.860790802597">
            <text:p>732.8607908026</text:p>
          </table:table-cell>
          <table:table-cell table:formula="of:=[.F7]/1024/1024" office:value-type="float" office:value="155.260974138283">
            <text:p>155.2609741383</text:p>
          </table:table-cell>
        </table:table-row>
        <table:table-row table:style-name="ro1">
          <table:table-cell office:value-type="string">
            <text:p>DISKBENCH</text:p>
          </table:table-cell>
          <table:table-cell office:value-type="string">
            <text:p>1KB</text:p>
          </table:table-cell>
          <table:table-cell table:formula="of:=[.C8]/1024/1024" office:value-type="float" office:value="1466.91630984596">
            <text:p>1466.916309846</text:p>
          </table:table-cell>
          <table:table-cell table:formula="of:=[.D8]/1024/1024" office:value-type="float" office:value="1843.05587303073">
            <text:p>1843.0558730307</text:p>
          </table:table-cell>
          <table:table-cell table:formula="of:=[.E8]/1024/1024" office:value-type="float" office:value="1035.34217351081">
            <text:p>1035.3421735108</text:p>
          </table:table-cell>
          <table:table-cell table:formula="of:=[.F8]/1024/1024" office:value-type="float" office:value="382.699372264647">
            <text:p>382.6993722646</text:p>
          </table:table-cell>
        </table:table-row>
        <table:table-row table:style-name="ro1">
          <table:table-cell office:value-type="string">
            <text:p>DISKBENCH</text:p>
          </table:table-cell>
          <table:table-cell office:value-type="string">
            <text:p>1MB</text:p>
          </table:table-cell>
          <table:table-cell table:formula="of:=[.C9]/1024/1024" office:value-type="float" office:value="1500.31134390682">
            <text:p>1500.3113439068</text:p>
          </table:table-cell>
          <table:table-cell table:formula="of:=[.D9]/1024/1024" office:value-type="float" office:value="1866.4639803438">
            <text:p>1866.4639803438</text:p>
          </table:table-cell>
          <table:table-cell table:formula="of:=[.E9]/1024/1024" office:value-type="float" office:value="1031.49484151847">
            <text:p>1031.4948415185</text:p>
          </table:table-cell>
          <table:table-cell table:formula="of:=[.F9]/1024/1024" office:value-type="float" office:value="350.537213684439">
            <text:p>350.5372136844</text:p>
          </table:table-cell>
        </table:table-row>
        <table:table-row table:style-name="ro1">
          <table:table-cell office:value-type="string">
            <text:p>DISKBENCH</text:p>
          </table:table-cell>
          <table:table-cell office:value-type="string">
            <text:p>1GB</text:p>
          </table:table-cell>
          <table:table-cell table:formula="of:=[.C10]/1024/1024" office:value-type="float" office:value="1491.60028025771">
            <text:p>1491.6002802577</text:p>
          </table:table-cell>
          <table:table-cell table:formula="of:=[.D10]/1024/1024" office:value-type="float" office:value="1693.87508663741">
            <text:p>1693.8750866374</text:p>
          </table:table-cell>
          <table:table-cell table:formula="of:=[.E10]/1024/1024" office:value-type="float" office:value="1197.44093774593">
            <text:p>1197.4409377459</text:p>
          </table:table-cell>
          <table:table-cell table:formula="of:=[.F10]/1024/1024" office:value-type="float" office:value="383.944016163143">
            <text:p>383.944016163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/>
          <table:table-cell office:value-type="float" office:value="1605516025.37744">
            <text:p>1605516025.37744</text:p>
          </table:table-cell>
          <table:table-cell office:value-type="float" office:value="2014800946.47109">
            <text:p>2014800946.47109</text:p>
          </table:table-cell>
          <table:table-cell office:value-type="float" office:value="768460236.576624">
            <text:p>768460236.576624</text:p>
          </table:table-cell>
          <table:table-cell office:value-type="float" office:value="162802931.218024">
            <text:p>162802931.218024</text:p>
          </table:table-cell>
        </table:table-row>
        <table:table-row table:style-name="ro1">
          <table:table-cell/>
          <table:table-cell/>
          <table:table-cell office:value-type="float" office:value="1538173236.51304">
            <text:p>1538173236.51304</text:p>
          </table:table-cell>
          <table:table-cell office:value-type="float" office:value="1932584155.11907">
            <text:p>1932584155.11907</text:p>
          </table:table-cell>
          <table:table-cell office:value-type="float" office:value="1085634954.93127">
            <text:p>1085634954.93127</text:p>
          </table:table-cell>
          <table:table-cell office:value-type="float" office:value="401289376.971775">
            <text:p>401289376.971775</text:p>
          </table:table-cell>
        </table:table-row>
        <table:table-row table:style-name="ro1">
          <table:table-cell/>
          <table:table-cell/>
          <table:table-cell office:value-type="float" office:value="1573190467.74843">
            <text:p>1573190467.74843</text:p>
          </table:table-cell>
          <table:table-cell office:value-type="float" office:value="1957129334.65298">
            <text:p>1957129334.65298</text:p>
          </table:table-cell>
          <table:table-cell office:value-type="float" office:value="1081600734.94007">
            <text:p>1081600734.94007</text:p>
          </table:table-cell>
          <table:table-cell office:value-type="float" office:value="367564909.376374">
            <text:p>367564909.376374</text:p>
          </table:table-cell>
        </table:table-row>
        <table:table-row table:style-name="ro1">
          <table:table-cell/>
          <table:table-cell/>
          <table:table-cell office:value-type="float" office:value="1564056255.47151">
            <text:p>1564056255.47151</text:p>
          </table:table-cell>
          <table:table-cell office:value-type="float" office:value="1776156762.84591">
            <text:p>1776156762.84591</text:p>
          </table:table-cell>
          <table:table-cell office:value-type="float" office:value="1255607828.73788">
            <text:p>1255607828.73788</text:p>
          </table:table-cell>
          <table:table-cell office:value-type="float" office:value="402594480.692284">
            <text:p>402594480.692284</text:p>
          </table:table-cell>
        </table:table-row>
        <table:table-row table:style-name="ro1" table:number-rows-repeated="26">
          <table:table-cell table:number-columns-repeated="6"/>
        </table:table-row>
        <table:table-row table:style-name="ro2">
          <table:table-cell/>
          <table:table-cell office:value-type="string">
            <text:p>mode</text:p>
          </table:table-cell>
          <table:table-cell office:value-type="string">
            <text:p>blocksize</text:p>
          </table:table-cell>
          <table:table-cell office:value-type="string">
            <text:p>Thoughput</text:p>
          </table:table-cell>
          <table:table-cell office:value-type="string">
            <text:p>Thoughput (threaded)</text:p>
          </table:table-cell>
          <table:table-cell office:value-type="string">
            <text:p>num_threads</text:p>
          </table:table-cell>
        </table:table-row>
        <table:table-row table:style-name="ro1">
          <table:table-cell office:value-type="string">
            <text:p>MEMBENCH</text:p>
          </table:table-cell>
          <table:table-cell office:value-type="string">
            <text:p>Sequential</text:p>
          </table:table-cell>
          <table:table-cell office:value-type="string">
            <text:p>1B</text:p>
          </table:table-cell>
          <table:table-cell office:value-type="float" office:value="105.085998">
            <text:p>105.085998</text:p>
          </table:table-cell>
          <table:table-cell office:value-type="float" office:value="184.537755">
            <text:p>184.53775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MBENCH</text:p>
          </table:table-cell>
          <table:table-cell office:value-type="float" office:value="1">
            <text:p>1</text:p>
          </table:table-cell>
          <table:table-cell office:value-type="string">
            <text:p>1KB</text:p>
          </table:table-cell>
          <table:table-cell office:value-type="float" office:value="94.731311">
            <text:p>94.731311</text:p>
          </table:table-cell>
          <table:table-cell office:value-type="float" office:value="182.74619">
            <text:p>182.746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MBENCH</text:p>
          </table:table-cell>
          <table:table-cell office:value-type="float" office:value="1">
            <text:p>1</text:p>
          </table:table-cell>
          <table:table-cell office:value-type="string">
            <text:p>1MB</text:p>
          </table:table-cell>
          <table:table-cell office:value-type="float" office:value="85.508912">
            <text:p>85.508912</text:p>
          </table:table-cell>
          <table:table-cell office:value-type="float" office:value="197.477533">
            <text:p>197.4775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MBENCH</text:p>
          </table:table-cell>
          <table:table-cell office:value-type="float" office:value="1">
            <text:p>1</text:p>
          </table:table-cell>
          <table:table-cell office:value-type="string">
            <text:p>1B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EMBENCH</text:p>
          </table:table-cell>
          <table:table-cell office:value-type="float" office:value="1">
            <text:p>1</text:p>
          </table:table-cell>
          <table:table-cell office:value-type="string">
            <text:p>1KB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EMBENCH</text:p>
          </table:table-cell>
          <table:table-cell office:value-type="float" office:value="1">
            <text:p>1</text:p>
          </table:table-cell>
          <table:table-cell office:value-type="string">
            <text:p>1MB</text:p>
          </table:table-cell>
          <table:table-cell office:value-type="string">
            <text:p>Thoughput</text:p>
          </table:table-cell>
          <table:table-cell office:value-type="string">
            <text:p>Thoughput (threaded)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EMBENCH</text:p>
          </table:table-cell>
          <table:table-cell office:value-type="string">
            <text:p>Random</text:p>
          </table:table-cell>
          <table:table-cell office:value-type="string">
            <text:p>1B</text:p>
          </table:table-cell>
          <table:table-cell office:value-type="float" office:value="43.241198">
            <text:p>43.241198</text:p>
          </table:table-cell>
          <table:table-cell office:value-type="float" office:value="17.85525">
            <text:p>17.855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MBENCH</text:p>
          </table:table-cell>
          <table:table-cell office:value-type="float" office:value="2">
            <text:p>2</text:p>
          </table:table-cell>
          <table:table-cell office:value-type="string">
            <text:p>1KB</text:p>
          </table:table-cell>
          <table:table-cell office:value-type="float" office:value="45.775756">
            <text:p>45.775756</text:p>
          </table:table-cell>
          <table:table-cell office:value-type="float" office:value="12.108502">
            <text:p>12.1085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MBENCH</text:p>
          </table:table-cell>
          <table:table-cell office:value-type="float" office:value="2">
            <text:p>2</text:p>
          </table:table-cell>
          <table:table-cell office:value-type="string">
            <text:p>1MB</text:p>
          </table:table-cell>
          <table:table-cell office:value-type="float" office:value="41.957996">
            <text:p>41.957996</text:p>
          </table:table-cell>
          <table:table-cell office:value-type="float" office:value="3.406231">
            <text:p>3.4062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MBENCH</text:p>
          </table:table-cell>
          <table:table-cell office:value-type="float" office:value="2">
            <text:p>2</text:p>
          </table:table-cell>
          <table:table-cell office:value-type="string">
            <text:p>1B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EMBENCH</text:p>
          </table:table-cell>
          <table:table-cell office:value-type="float" office:value="2">
            <text:p>2</text:p>
          </table:table-cell>
          <table:table-cell office:value-type="string">
            <text:p>1KB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EMBENCH</text:p>
          </table:table-cell>
          <table:table-cell office:value-type="float" office:value="2">
            <text:p>2</text:p>
          </table:table-cell>
          <table:table-cell office:value-type="string">
            <text:p>1MB</text:p>
          </table:table-cell>
          <table:table-cell office:value-type="string">
            <text:p>Thoughput</text:p>
          </table:table-cell>
          <table:table-cell office:value-type="string">
            <text:p>Thoughput (threaded)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EMBENCH</text:p>
          </table:table-cell>
          <table:table-cell office:value-type="string">
            <text:p>Memcpy</text:p>
          </table:table-cell>
          <table:table-cell office:value-type="string">
            <text:p>1B</text:p>
          </table:table-cell>
          <table:table-cell office:value-type="float" office:value="16.273393">
            <text:p>16.273393</text:p>
          </table:table-cell>
          <table:table-cell office:value-type="float" office:value="21.971986">
            <text:p>21.97198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MBENCH</text:p>
          </table:table-cell>
          <table:table-cell office:value-type="float" office:value="3">
            <text:p>3</text:p>
          </table:table-cell>
          <table:table-cell office:value-type="string">
            <text:p>1KB</text:p>
          </table:table-cell>
          <table:table-cell office:value-type="float" office:value="4089.456869">
            <text:p>4089.456869</text:p>
          </table:table-cell>
          <table:table-cell office:value-type="float" office:value="7780.415994">
            <text:p>7780.41599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MBENCH</text:p>
          </table:table-cell>
          <table:table-cell office:value-type="float" office:value="3">
            <text:p>3</text:p>
          </table:table-cell>
          <table:table-cell office:value-type="string">
            <text:p>1MB</text:p>
          </table:table-cell>
          <table:table-cell office:value-type="float" office:value="3928.477298">
            <text:p>3928.477298</text:p>
          </table:table-cell>
          <table:table-cell office:value-type="float" office:value="5883.149813">
            <text:p>5883.1498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MBENCH</text:p>
          </table:table-cell>
          <table:table-cell office:value-type="float" office:value="3">
            <text:p>3</text:p>
          </table:table-cell>
          <table:table-cell office:value-type="string">
            <text:p>1B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EMBENCH</text:p>
          </table:table-cell>
          <table:table-cell office:value-type="float" office:value="3">
            <text:p>3</text:p>
          </table:table-cell>
          <table:table-cell office:value-type="string">
            <text:p>1KB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EMBENCH</text:p>
          </table:table-cell>
          <table:table-cell office:value-type="float" office:value="3">
            <text:p>3</text:p>
          </table:table-cell>
          <table:table-cell office:value-type="string">
            <text:p>1MB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 table:number-rows-repeated="50">
          <table:table-cell table:number-columns-repeated="6"/>
        </table:table-row>
        <table:table-row table:style-name="ro1">
          <table:table-cell/>
          <table:table-cell office:value-type="string">
            <text:p>Threads</text:p>
          </table:table-cell>
          <table:table-cell office:value-type="string">
            <text:p>GFLOPS</text:p>
          </table:table-cell>
          <table:table-cell office:value-type="string">
            <text:p>GIOPS</text:p>
          </table:table-cell>
          <table:table-cell table:number-columns-repeated="2"/>
        </table:table-row>
        <table:table-row table:style-name="ro1">
          <table:table-cell office:value-type="string">
            <text:p>CPUBENCH</text:p>
          </table:table-cell>
          <table:table-cell office:value-type="float" office:value="1">
            <text:p>1</text:p>
          </table:table-cell>
          <table:table-cell office:value-type="float" office:value="0.278904">
            <text:p>0.278904</text:p>
          </table:table-cell>
          <table:table-cell office:value-type="float" office:value="0.487803">
            <text:p>0.487803</text:p>
          </table:table-cell>
          <table:table-cell table:number-columns-repeated="2"/>
        </table:table-row>
        <table:table-row table:style-name="ro1">
          <table:table-cell office:value-type="string">
            <text:p>CPUBENCH</text:p>
          </table:table-cell>
          <table:table-cell office:value-type="float" office:value="2">
            <text:p>2</text:p>
          </table:table-cell>
          <table:table-cell office:value-type="float" office:value="0.562017">
            <text:p>0.562017</text:p>
          </table:table-cell>
          <table:table-cell office:value-type="float" office:value="1.007019">
            <text:p>1.007019</text:p>
          </table:table-cell>
          <table:table-cell table:number-columns-repeated="2"/>
        </table:table-row>
        <table:table-row table:style-name="ro1">
          <table:table-cell office:value-type="string">
            <text:p>CPUBENCH</text:p>
          </table:table-cell>
          <table:table-cell office:value-type="float" office:value="4">
            <text:p>4</text:p>
          </table:table-cell>
          <table:table-cell office:value-type="float" office:value="0.989852">
            <text:p>0.989852</text:p>
          </table:table-cell>
          <table:table-cell office:value-type="float" office:value="1.775632">
            <text:p>1.775632</text:p>
          </table:table-cell>
          <table:table-cell table:number-columns-repeated="2"/>
        </table:table-row>
        <table:table-row table:style-name="ro1" table:number-rows-repeated="104846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1_2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38:Sheet1.E55" table:contains-header="false">
          <table:sort>
            <table:sort-by table:field-number="3" table:data-type="automatic"/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unifont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25T00:20:20</dc:date>
    <meta:generator>LibreOffice/3.6$Linux_X86_64 LibreOffice_project/360m1$Build-2</meta:generator>
    <meta:editing-duration>PT30M25S</meta:editing-duration>
    <meta:editing-cycles>3</meta:editing-cycles>
    <meta:document-statistic meta:table-count="2" meta:cell-count="16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34cm" svg:y="0.316cm" chart:style-name="ch2">
          <text:p>Disk Benchmark Write</text:p>
        </chart:title>
        <chart:legend chart:legend-position="end" svg:x="12.777cm" svg:y="3.952cm" style:legend-expansion="high" chart:style-name="ch3"/>
        <chart:plot-area chart:style-name="ch4" table:cell-range-address="Sheet1.B1:Sheet1.B5 Sheet1.E1:Sheet1.F5" chart:data-source-has-labels="both" svg:x="1.331cm" svg:y="1.635cm" svg:width="10.806cm" svg:height="6.204cm">
          <chartooo:coordinate-region svg:x="2.323cm" svg:y="1.834cm" svg:width="9.468cm" svg:height="5.358cm"/>
          <chart:axis chart:dimension="x" chart:name="primary-x" chart:style-name="ch5" chartooo:axis-type="auto">
            <chartooo:date-scale/>
            <chart:title svg:x="5.936cm" svg:y="8.019cm" chart:style-name="ch6">
              <text:p>Block Size</text:p>
            </chart:title>
            <chart:categories table:cell-range-address="Sheet1.B2:Sheet1.B5"/>
          </chart:axis>
          <chart:axis chart:dimension="y" chart:name="primary-y" chart:style-name="ch5">
            <chart:title svg:x="0.451cm" svg:y="5.945cm" chart:style-name="ch7">
              <text:p>Speed (MB/sec)</text:p>
            </chart:title>
            <chart:grid chart:style-name="ch8" chart:class="major"/>
          </chart:axis>
          <chart:series chart:style-name="ch9" chart:values-cell-range-address="Sheet1.E2:Sheet1.E5" chart:label-cell-address="Sheet1.E1:Sheet1.E1" chart:class="chart:line">
            <chart:data-point chart:repeated="4"/>
          </chart:series>
          <chart:series chart:style-name="ch10" chart:values-cell-range-address="Sheet1.F2:Sheet1.F5" chart:label-cell-address="Sheet1.F1:Sheet1.F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</text:p>
                <draw:g>
                  <svg:desc>Sheet1.E1:Sheet1.E1</svg:desc>
                </draw:g>
              </table:table-cell>
              <table:table-cell office:value-type="string">
                <text:p>Write-thread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B</text:p>
                <draw:g>
                  <svg:desc>Sheet1.B2:Sheet1.B5</svg:desc>
                </draw:g>
              </table:table-cell>
              <table:table-cell office:value-type="float" office:value="732.860790802597">
                <text:p>732.860790802597</text:p>
                <draw:g>
                  <svg:desc>Sheet1.E2:Sheet1.E5</svg:desc>
                </draw:g>
              </table:table-cell>
              <table:table-cell office:value-type="float" office:value="155.260974138283">
                <text:p>155.260974138283</text:p>
                <draw:g>
                  <svg:desc>Sheet1.F2:Sheet1.F5</svg:desc>
                </draw:g>
              </table:table-cell>
            </table:table-row>
            <table:table-row>
              <table:table-cell office:value-type="string">
                <text:p>1KB</text:p>
              </table:table-cell>
              <table:table-cell office:value-type="float" office:value="1035.34217351081">
                <text:p>1035.34217351081</text:p>
              </table:table-cell>
              <table:table-cell office:value-type="float" office:value="382.699372264647">
                <text:p>382.699372264647</text:p>
              </table:table-cell>
            </table:table-row>
            <table:table-row>
              <table:table-cell office:value-type="string">
                <text:p>1MB</text:p>
              </table:table-cell>
              <table:table-cell office:value-type="float" office:value="1031.49484151847">
                <text:p>1031.49484151847</text:p>
              </table:table-cell>
              <table:table-cell office:value-type="float" office:value="350.537213684439">
                <text:p>350.537213684439</text:p>
              </table:table-cell>
            </table:table-row>
            <table:table-row>
              <table:table-cell office:value-type="string">
                <text:p>1GB</text:p>
              </table:table-cell>
              <table:table-cell office:value-type="float" office:value="1197.44093774593">
                <text:p>1197.44093774593</text:p>
              </table:table-cell>
              <table:table-cell office:value-type="float" office:value="383.944016163143">
                <text:p>383.944016163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6cm" svg:y="0.316cm" chart:style-name="ch2">
          <text:p>Disk Benchmark Read</text:p>
        </chart:title>
        <chart:legend chart:legend-position="end" svg:x="12.063cm" svg:y="3.952cm" style:legend-expansion="high" chart:style-name="ch3"/>
        <chart:plot-area chart:style-name="ch4" table:cell-range-address="Sheet1.B1:Sheet1.D5" chart:data-source-has-labels="both" svg:x="1.331cm" svg:y="1.635cm" svg:width="10.092cm" svg:height="6.204cm">
          <chartooo:coordinate-region svg:x="2.323cm" svg:y="1.834cm" svg:width="8.754cm" svg:height="5.358cm"/>
          <chart:axis chart:dimension="x" chart:name="primary-x" chart:style-name="ch5" chartooo:axis-type="auto">
            <chartooo:date-scale/>
            <chart:title svg:x="5.579cm" svg:y="8.019cm" chart:style-name="ch6">
              <text:p>Block Size</text:p>
            </chart:title>
            <chart:categories table:cell-range-address="Sheet1.B2:Sheet1.B5"/>
          </chart:axis>
          <chart:axis chart:dimension="y" chart:name="primary-y" chart:style-name="ch5">
            <chart:title svg:x="0.451cm" svg:y="5.945cm" chart:style-name="ch7">
              <text:p>Speed (MB/sec)</text:p>
            </chart:title>
            <chart:grid chart:style-name="ch8" chart:class="major"/>
          </chart:axis>
          <chart:series chart:style-name="ch9" chart:values-cell-range-address="Sheet1.C2:Sheet1.C5" chart:label-cell-address="Sheet1.C1:Sheet1.C1" chart:class="chart:line">
            <chart:data-point chart:repeated="4"/>
          </chart:series>
          <chart:series chart:style-name="ch10" chart:values-cell-range-address="Sheet1.D2:Sheet1.D5" chart:label-cell-address="Sheet1.D1:Sheet1.D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-One thread</text:p>
                <draw:g>
                  <svg:desc>Sheet1.C1:Sheet1.C1</svg:desc>
                </draw:g>
              </table:table-cell>
              <table:table-cell office:value-type="string">
                <text:p>Read-Thread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B</text:p>
                <draw:g>
                  <svg:desc>Sheet1.B2:Sheet1.B5</svg:desc>
                </draw:g>
              </table:table-cell>
              <table:table-cell office:value-type="float" office:value="1531.13939798111">
                <text:p>1531.13939798111</text:p>
                <draw:g>
                  <svg:desc>Sheet1.C2:Sheet1.C5</svg:desc>
                </draw:g>
              </table:table-cell>
              <table:table-cell office:value-type="float" office:value="1921.46391532049">
                <text:p>1921.46391532049</text:p>
                <draw:g>
                  <svg:desc>Sheet1.D2:Sheet1.D5</svg:desc>
                </draw:g>
              </table:table-cell>
            </table:table-row>
            <table:table-row>
              <table:table-cell office:value-type="string">
                <text:p>1KB</text:p>
              </table:table-cell>
              <table:table-cell office:value-type="float" office:value="1466.91630984596">
                <text:p>1466.91630984596</text:p>
              </table:table-cell>
              <table:table-cell office:value-type="float" office:value="1843.05587303073">
                <text:p>1843.05587303073</text:p>
              </table:table-cell>
            </table:table-row>
            <table:table-row>
              <table:table-cell office:value-type="string">
                <text:p>1MB</text:p>
              </table:table-cell>
              <table:table-cell office:value-type="float" office:value="1500.31134390682">
                <text:p>1500.31134390682</text:p>
              </table:table-cell>
              <table:table-cell office:value-type="float" office:value="1866.4639803438">
                <text:p>1866.4639803438</text:p>
              </table:table-cell>
            </table:table-row>
            <table:table-row>
              <table:table-cell office:value-type="string">
                <text:p>1GB</text:p>
              </table:table-cell>
              <table:table-cell office:value-type="float" office:value="1491.60028025771">
                <text:p>1491.60028025771</text:p>
              </table:table-cell>
              <table:table-cell office:value-type="float" office:value="1693.87508663741">
                <text:p>1693.875086637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cm" svg:y="0.316cm" chart:style-name="ch2">
          <text:p>Sequential Memory Benchmark</text:p>
        </chart:title>
        <chart:legend chart:legend-position="end" svg:x="11.428cm" svg:y="3.952cm" style:legend-expansion="high" chart:style-name="ch3"/>
        <chart:plot-area chart:style-name="ch4" table:cell-range-address="Sheet1.C37:Sheet1.E40" chart:data-source-has-labels="both" svg:x="1.331cm" svg:y="1.635cm" svg:width="9.457cm" svg:height="6.204cm">
          <chartooo:coordinate-region svg:x="2.138cm" svg:y="1.834cm" svg:width="8.291cm" svg:height="5.358cm"/>
          <chart:axis chart:dimension="x" chart:name="primary-x" chart:style-name="ch5" chartooo:axis-type="auto">
            <chartooo:date-scale/>
            <chart:title svg:x="5.261cm" svg:y="8.019cm" chart:style-name="ch6">
              <text:p>Block Size</text:p>
            </chart:title>
            <chart:categories table:cell-range-address="Sheet1.C38:Sheet1.C40"/>
          </chart:axis>
          <chart:axis chart:dimension="y" chart:name="primary-y" chart:style-name="ch5">
            <chart:title svg:x="0.451cm" svg:y="5.786cm" chart:style-name="ch7">
              <text:p>Speed (MB/S)</text:p>
            </chart:title>
            <chart:grid chart:style-name="ch8" chart:class="major"/>
          </chart:axis>
          <chart:series chart:style-name="ch9" chart:values-cell-range-address="Sheet1.D38:Sheet1.D40" chart:label-cell-address="Sheet1.D37:Sheet1.D37" chart:class="chart:line">
            <chart:data-point chart:repeated="3"/>
          </chart:series>
          <chart:series chart:style-name="ch10" chart:values-cell-range-address="Sheet1.E38:Sheet1.E40" chart:label-cell-address="Sheet1.E37:Sheet1.E37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oughput</text:p>
                <draw:g>
                  <svg:desc>Sheet1.D37:Sheet1.D37</svg:desc>
                </draw:g>
              </table:table-cell>
              <table:table-cell office:value-type="string">
                <text:p>Thoughput (threaded)</text:p>
                <draw:g>
                  <svg:desc>Sheet1.E37:Sheet1.E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B</text:p>
                <draw:g>
                  <svg:desc>Sheet1.C38:Sheet1.C40</svg:desc>
                </draw:g>
              </table:table-cell>
              <table:table-cell office:value-type="float" office:value="105.085998">
                <text:p>105.085998</text:p>
                <draw:g>
                  <svg:desc>Sheet1.D38:Sheet1.D40</svg:desc>
                </draw:g>
              </table:table-cell>
              <table:table-cell office:value-type="float" office:value="184.537755">
                <text:p>184.537755</text:p>
                <draw:g>
                  <svg:desc>Sheet1.E38:Sheet1.E40</svg:desc>
                </draw:g>
              </table:table-cell>
            </table:table-row>
            <table:table-row>
              <table:table-cell office:value-type="string">
                <text:p>1KB</text:p>
              </table:table-cell>
              <table:table-cell office:value-type="float" office:value="94.731311">
                <text:p>94.731311</text:p>
              </table:table-cell>
              <table:table-cell office:value-type="float" office:value="182.74619">
                <text:p>182.74619</text:p>
              </table:table-cell>
            </table:table-row>
            <table:table-row>
              <table:table-cell office:value-type="string">
                <text:p>1MB</text:p>
              </table:table-cell>
              <table:table-cell office:value-type="float" office:value="85.508912">
                <text:p>85.508912</text:p>
              </table:table-cell>
              <table:table-cell office:value-type="float" office:value="197.477533">
                <text:p>197.4775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78cm" svg:y="0.316cm" chart:style-name="ch2">
          <text:p>Random Access Benchmark</text:p>
        </chart:title>
        <chart:legend chart:legend-position="end" svg:x="11.428cm" svg:y="3.952cm" style:legend-expansion="high" chart:style-name="ch3"/>
        <chart:plot-area chart:style-name="ch4" table:cell-range-address="Sheet1.C43:Sheet1.E46" chart:data-source-has-labels="both" svg:x="1.331cm" svg:y="1.635cm" svg:width="9.457cm" svg:height="6.204cm">
          <chartooo:coordinate-region svg:x="1.952cm" svg:y="1.834cm" svg:width="8.477cm" svg:height="5.358cm"/>
          <chart:axis chart:dimension="x" chart:name="primary-x" chart:style-name="ch5" chartooo:axis-type="auto">
            <chartooo:date-scale/>
            <chart:title svg:x="5.261cm" svg:y="8.019cm" chart:style-name="ch6">
              <text:p>Block Size</text:p>
            </chart:title>
            <chart:categories table:cell-range-address="Sheet1.C44:Sheet1.C46"/>
          </chart:axis>
          <chart:axis chart:dimension="y" chart:name="primary-y" chart:style-name="ch5">
            <chart:title svg:x="0.451cm" svg:y="5.945cm" chart:style-name="ch7">
              <text:p>Speed (MB/sec)</text:p>
            </chart:title>
            <chart:grid chart:style-name="ch8" chart:class="major"/>
          </chart:axis>
          <chart:series chart:style-name="ch9" chart:values-cell-range-address="Sheet1.D44:Sheet1.D46" chart:label-cell-address="Sheet1.D43:Sheet1.D43" chart:class="chart:line">
            <chart:data-point chart:repeated="3"/>
          </chart:series>
          <chart:series chart:style-name="ch10" chart:values-cell-range-address="Sheet1.E44:Sheet1.E46" chart:label-cell-address="Sheet1.E43:Sheet1.E43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oughput</text:p>
                <draw:g>
                  <svg:desc>Sheet1.D43:Sheet1.D43</svg:desc>
                </draw:g>
              </table:table-cell>
              <table:table-cell office:value-type="string">
                <text:p>Thoughput (threaded)</text:p>
                <draw:g>
                  <svg:desc>Sheet1.E43:Sheet1.E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B</text:p>
                <draw:g>
                  <svg:desc>Sheet1.C44:Sheet1.C46</svg:desc>
                </draw:g>
              </table:table-cell>
              <table:table-cell office:value-type="float" office:value="43.241198">
                <text:p>43.241198</text:p>
                <draw:g>
                  <svg:desc>Sheet1.D44:Sheet1.D46</svg:desc>
                </draw:g>
              </table:table-cell>
              <table:table-cell office:value-type="float" office:value="17.85525">
                <text:p>17.85525</text:p>
                <draw:g>
                  <svg:desc>Sheet1.E44:Sheet1.E46</svg:desc>
                </draw:g>
              </table:table-cell>
            </table:table-row>
            <table:table-row>
              <table:table-cell office:value-type="string">
                <text:p>1KB</text:p>
              </table:table-cell>
              <table:table-cell office:value-type="float" office:value="45.775756">
                <text:p>45.775756</text:p>
              </table:table-cell>
              <table:table-cell office:value-type="float" office:value="12.108502">
                <text:p>12.108502</text:p>
              </table:table-cell>
            </table:table-row>
            <table:table-row>
              <table:table-cell office:value-type="string">
                <text:p>1MB</text:p>
              </table:table-cell>
              <table:table-cell office:value-type="float" office:value="41.957996">
                <text:p>41.957996</text:p>
              </table:table-cell>
              <table:table-cell office:value-type="float" office:value="3.406231">
                <text:p>3.4062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97cm" svg:y="0.316cm" chart:style-name="ch2">
          <text:p>Memcpy</text:p>
        </chart:title>
        <chart:legend chart:legend-position="end" svg:x="11.428cm" svg:y="3.952cm" style:legend-expansion="high" chart:style-name="ch3"/>
        <chart:plot-area chart:style-name="ch4" table:cell-range-address="Sheet1.C49:Sheet1.E52" chart:data-source-has-labels="both" svg:x="1.331cm" svg:y="1.635cm" svg:width="9.457cm" svg:height="6.204cm">
          <chartooo:coordinate-region svg:x="2.323cm" svg:y="1.834cm" svg:width="8.106cm" svg:height="5.358cm"/>
          <chart:axis chart:dimension="x" chart:name="primary-x" chart:style-name="ch5" chartooo:axis-type="auto">
            <chartooo:date-scale/>
            <chart:title svg:x="5.261cm" svg:y="8.019cm" chart:style-name="ch6">
              <text:p>Block Size</text:p>
            </chart:title>
            <chart:categories table:cell-range-address="Sheet1.C50:Sheet1.C52"/>
          </chart:axis>
          <chart:axis chart:dimension="y" chart:name="primary-y" chart:style-name="ch5">
            <chart:title svg:x="0.451cm" svg:y="5.945cm" chart:style-name="ch7">
              <text:p>Speed (MB/sec)</text:p>
            </chart:title>
            <chart:grid chart:style-name="ch8" chart:class="major"/>
          </chart:axis>
          <chart:series chart:style-name="ch9" chart:values-cell-range-address="Sheet1.D50:Sheet1.D52" chart:label-cell-address="Sheet1.D49:Sheet1.D49" chart:class="chart:line">
            <chart:data-point chart:repeated="3"/>
          </chart:series>
          <chart:series chart:style-name="ch10" chart:values-cell-range-address="Sheet1.E50:Sheet1.E52" chart:label-cell-address="Sheet1.E49:Sheet1.E49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oughput</text:p>
                <draw:g>
                  <svg:desc>Sheet1.D49:Sheet1.D49</svg:desc>
                </draw:g>
              </table:table-cell>
              <table:table-cell office:value-type="string">
                <text:p>Thoughput (threaded)</text:p>
                <draw:g>
                  <svg:desc>Sheet1.E49:Sheet1.E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B</text:p>
                <draw:g>
                  <svg:desc>Sheet1.C50:Sheet1.C52</svg:desc>
                </draw:g>
              </table:table-cell>
              <table:table-cell office:value-type="float" office:value="16.273393">
                <text:p>16.273393</text:p>
                <draw:g>
                  <svg:desc>Sheet1.D50:Sheet1.D52</svg:desc>
                </draw:g>
              </table:table-cell>
              <table:table-cell office:value-type="float" office:value="21.971986">
                <text:p>21.971986</text:p>
                <draw:g>
                  <svg:desc>Sheet1.E50:Sheet1.E52</svg:desc>
                </draw:g>
              </table:table-cell>
            </table:table-row>
            <table:table-row>
              <table:table-cell office:value-type="string">
                <text:p>1KB</text:p>
              </table:table-cell>
              <table:table-cell office:value-type="float" office:value="4089.456869">
                <text:p>4089.456869</text:p>
              </table:table-cell>
              <table:table-cell office:value-type="float" office:value="7780.415994">
                <text:p>7780.415994</text:p>
              </table:table-cell>
            </table:table-row>
            <table:table-row>
              <table:table-cell office:value-type="string">
                <text:p>1MB</text:p>
              </table:table-cell>
              <table:table-cell office:value-type="float" office:value="3928.477298">
                <text:p>3928.477298</text:p>
              </table:table-cell>
              <table:table-cell office:value-type="float" office:value="5883.149813">
                <text:p>5883.1498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08cm" svg:y="0.316cm" chart:style-name="ch2">
          <text:p>Gflops</text:p>
        </chart:title>
        <chart:legend chart:legend-position="end" svg:x="13.254cm" svg:y="4.201cm" style:legend-expansion="high" chart:style-name="ch3"/>
        <chart:plot-area chart:style-name="ch4" table:cell-range-address="Sheet1.B106:Sheet1.C109" chart:data-source-has-labels="both" svg:x="1.331cm" svg:y="1.635cm" svg:width="11.283cm" svg:height="6.204cm">
          <chartooo:coordinate-region svg:x="2.058cm" svg:y="1.835cm" svg:width="10.462cm" svg:height="5.357cm"/>
          <chart:axis chart:dimension="x" chart:name="primary-x" chart:style-name="ch5" chartooo:axis-type="auto">
            <chartooo:date-scale/>
            <chart:title svg:x="6.306cm" svg:y="8.019cm" chart:style-name="ch6">
              <text:p>Threads</text:p>
            </chart:title>
            <chart:categories table:cell-range-address="Sheet1.B107:Sheet1.B109"/>
          </chart:axis>
          <chart:axis chart:dimension="y" chart:name="primary-y" chart:style-name="ch5">
            <chart:title svg:x="0.451cm" svg:y="5.429cm" chart:style-name="ch7">
              <text:p>GFLOPS</text:p>
            </chart:title>
            <chart:grid chart:style-name="ch8" chart:class="major"/>
          </chart:axis>
          <chart:series chart:style-name="ch9" chart:values-cell-range-address="Sheet1.C107:Sheet1.C109" chart:label-cell-address="Sheet1.C106:Sheet1.C106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FLOPS</text:p>
                <draw:g>
                  <svg:desc>Sheet1.C106:Sheet1.C10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107:Sheet1.B109</svg:desc>
                </draw:g>
              </table:table-cell>
              <table:table-cell office:value-type="float" office:value="0.278904">
                <text:p>0.278904</text:p>
                <draw:g>
                  <svg:desc>Sheet1.C107:Sheet1.C10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562017">
                <text:p>0.56201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89852">
                <text:p>0.9898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42cm" svg:y="0.316cm" chart:style-name="ch2">
          <text:p>GIOPS</text:p>
        </chart:title>
        <chart:legend chart:legend-position="end" svg:x="13.571cm" svg:y="4.201cm" style:legend-expansion="high" chart:style-name="ch3"/>
        <chart:plot-area chart:style-name="ch4" table:cell-range-address="Sheet1.B106:Sheet1.B109 Sheet1.D106:Sheet1.D109" chart:data-source-has-labels="both" svg:x="1.331cm" svg:y="1.635cm" svg:width="11.6cm" svg:height="6.204cm">
          <chartooo:coordinate-region svg:x="2.058cm" svg:y="1.834cm" svg:width="10.779cm" svg:height="5.358cm"/>
          <chart:axis chart:dimension="x" chart:name="primary-x" chart:style-name="ch5" chartooo:axis-type="auto">
            <chartooo:date-scale/>
            <chart:title svg:x="6.465cm" svg:y="8.019cm" chart:style-name="ch6">
              <text:p>Threads</text:p>
            </chart:title>
            <chart:categories table:cell-range-address="Sheet1.B107:Sheet1.B109"/>
          </chart:axis>
          <chart:axis chart:dimension="y" chart:name="primary-y" chart:style-name="ch5">
            <chart:title svg:x="0.451cm" svg:y="5.284cm" chart:style-name="ch7">
              <text:p>GIOPS</text:p>
            </chart:title>
            <chart:grid chart:style-name="ch8" chart:class="major"/>
          </chart:axis>
          <chart:series chart:style-name="ch9" chart:values-cell-range-address="Sheet1.D107:Sheet1.D109" chart:label-cell-address="Sheet1.D106:Sheet1.D106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IOPS</text:p>
                <draw:g>
                  <svg:desc>Sheet1.D106:Sheet1.D10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107:Sheet1.B109</svg:desc>
                </draw:g>
              </table:table-cell>
              <table:table-cell office:value-type="float" office:value="0.487803">
                <text:p>0.487803</text:p>
                <draw:g>
                  <svg:desc>Sheet1.D107:Sheet1.D10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007019">
                <text:p>1.00701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775632">
                <text:p>1.77563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